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A1" style:family="table-cell">
      <style:table-cell-properties style:writing-mode="page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19589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9pt" officeooo:paragraph-rsid="008285bc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710285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5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31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8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40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41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paragraph-rsid="001110e7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officeooo:paragraph-rsid="008f48a2"/>
    </style:style>
    <style:style style:name="P62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63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64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65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66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fc9ce" officeooo:paragraph-rsid="00afc9ce" style:font-size-asian="9pt" style:font-size-complex="9pt"/>
    </style:style>
    <style:style style:name="P67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P68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9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paragraph-rsid="00397e1e" style:font-size-asian="9pt" style:font-size-complex="9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72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73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74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P75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2e5b85" officeooo:paragraph-rsid="002e5b85" style:font-size-asian="9pt" style:font-size-complex="9pt"/>
    </style:style>
    <style:style style:name="T1" style:family="text">
      <style:text-properties officeooo:rsid="000cbe10"/>
    </style:style>
    <style:style style:name="T2" style:family="text">
      <style:text-properties officeooo:rsid="000d620c"/>
    </style:style>
    <style:style style:name="T3" style:family="text">
      <style:text-properties officeooo:rsid="001110e7"/>
    </style:style>
    <style:style style:name="T4" style:family="text">
      <style:text-properties officeooo:rsid="0013b77c"/>
    </style:style>
    <style:style style:name="T5" style:family="text">
      <style:text-properties officeooo:rsid="00188a3f"/>
    </style:style>
    <style:style style:name="T6" style:family="text">
      <style:text-properties officeooo:rsid="001b5034"/>
    </style:style>
    <style:style style:name="T7" style:family="text">
      <style:text-properties officeooo:rsid="001d0047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officeooo:rsid="00863416"/>
    </style:style>
    <style:style style:name="T10" style:family="text">
      <style:text-properties officeooo:rsid="001e3706"/>
    </style:style>
    <style:style style:name="T11" style:family="text">
      <style:text-properties officeooo:rsid="001f052d"/>
    </style:style>
    <style:style style:name="T12" style:family="text">
      <style:text-properties officeooo:rsid="0021be3c"/>
    </style:style>
    <style:style style:name="T13" style:family="text">
      <style:text-properties officeooo:rsid="0023a81b"/>
    </style:style>
    <style:style style:name="T14" style:family="text">
      <style:text-properties officeooo:rsid="002721c1"/>
    </style:style>
    <style:style style:name="T15" style:family="text">
      <style:text-properties officeooo:rsid="002839fc"/>
    </style:style>
    <style:style style:name="T16" style:family="text">
      <style:text-properties officeooo:rsid="00286f2b"/>
    </style:style>
    <style:style style:name="T17" style:family="text">
      <style:text-properties fo:color="#1c1c1c" loext:opacity="100%"/>
    </style:style>
    <style:style style:name="T18" style:family="text">
      <style:text-properties fo:color="#1c1c1c" loext:opacity="100%" officeooo:rsid="001110e7"/>
    </style:style>
    <style:style style:name="T19" style:family="text">
      <style:text-properties fo:color="#1c1c1c" loext:opacity="100%" officeooo:rsid="0036650c"/>
    </style:style>
    <style:style style:name="T20" style:family="text">
      <style:text-properties fo:color="#1c1c1c" loext:opacity="100%" officeooo:rsid="00397e1e"/>
    </style:style>
    <style:style style:name="T21" style:family="text">
      <style:text-properties fo:color="#1c1c1c" loext:opacity="100%" officeooo:rsid="008285bc"/>
    </style:style>
    <style:style style:name="T22" style:family="text">
      <style:text-properties fo:color="#1c1c1c" loext:opacity="100%" officeooo:rsid="008296f8"/>
    </style:style>
    <style:style style:name="T23" style:family="text">
      <style:text-properties fo:color="#1c1c1c" loext:opacity="100%" officeooo:rsid="0083c391"/>
    </style:style>
    <style:style style:name="T24" style:family="text">
      <style:text-properties fo:color="#1c1c1c" loext:opacity="100%" officeooo:rsid="0090733d"/>
    </style:style>
    <style:style style:name="T25" style:family="text">
      <style:text-properties fo:color="#1c1c1c" loext:opacity="100%" officeooo:rsid="009bfca9"/>
    </style:style>
    <style:style style:name="T26" style:family="text">
      <style:text-properties officeooo:rsid="002993df"/>
    </style:style>
    <style:style style:name="T27" style:family="text">
      <style:text-properties officeooo:rsid="002b284e"/>
    </style:style>
    <style:style style:name="T28" style:family="text">
      <style:text-properties officeooo:rsid="002e7e08"/>
    </style:style>
    <style:style style:name="T29" style:family="text">
      <style:text-properties officeooo:rsid="00317897"/>
    </style:style>
    <style:style style:name="T30" style:family="text">
      <style:text-properties style:font-name="Liberation Sans" officeooo:rsid="003ac72f"/>
    </style:style>
    <style:style style:name="T31" style:family="text">
      <style:text-properties style:font-name="Liberation Sans" officeooo:rsid="001110e7"/>
    </style:style>
    <style:style style:name="T32" style:family="text">
      <style:text-properties style:font-name="Liberation Sans" officeooo:rsid="008b440a"/>
    </style:style>
    <style:style style:name="T33" style:family="text">
      <style:text-properties style:font-name="Liberation Sans" fo:font-size="9pt" style:font-size-asian="9pt" style:font-size-complex="9pt"/>
    </style:style>
    <style:style style:name="T34" style:family="text">
      <style:text-properties style:font-name="Liberation Sans" fo:font-size="9pt" officeooo:rsid="0072b663" style:font-size-asian="9pt" style:font-size-complex="9pt"/>
    </style:style>
    <style:style style:name="T35" style:family="text">
      <style:text-properties style:font-name="Liberation Sans" fo:font-size="9pt" officeooo:rsid="0073a37d" style:font-size-asian="9pt" style:font-size-complex="9pt"/>
    </style:style>
    <style:style style:name="T36" style:family="text">
      <style:text-properties style:font-name="Liberation Sans" fo:font-size="9pt" officeooo:rsid="008f48a2" style:font-size-asian="9pt" style:font-size-complex="9pt"/>
    </style:style>
    <style:style style:name="T37" style:family="text">
      <style:text-properties style:font-name="Liberation Sans" fo:font-size="9pt" officeooo:rsid="00927afc" style:font-size-asian="9pt" style:font-size-complex="9pt"/>
    </style:style>
    <style:style style:name="T38" style:family="text">
      <style:text-properties style:font-name="Liberation Sans" fo:font-size="9pt" officeooo:rsid="0093282c" style:font-size-asian="9pt" style:font-size-complex="9pt"/>
    </style:style>
    <style:style style:name="T39" style:family="text">
      <style:text-properties style:font-name="Liberation Sans" officeooo:rsid="00943d0a"/>
    </style:style>
    <style:style style:name="T40" style:family="text">
      <style:text-properties officeooo:rsid="003ac392"/>
    </style:style>
    <style:style style:name="T41" style:family="text">
      <style:text-properties officeooo:rsid="0019e05b"/>
    </style:style>
    <style:style style:name="T42" style:family="text">
      <style:text-properties officeooo:rsid="004749d5"/>
    </style:style>
    <style:style style:name="T43" style:family="text">
      <style:text-properties officeooo:rsid="004cc3be"/>
    </style:style>
    <style:style style:name="T44" style:family="text">
      <style:text-properties officeooo:rsid="00513372"/>
    </style:style>
    <style:style style:name="T45" style:family="text">
      <style:text-properties officeooo:rsid="005331d7"/>
    </style:style>
    <style:style style:name="T46" style:family="text">
      <style:text-properties officeooo:rsid="00542e5c"/>
    </style:style>
    <style:style style:name="T47" style:family="text">
      <style:text-properties officeooo:rsid="00551f35"/>
    </style:style>
    <style:style style:name="T48" style:family="text">
      <style:text-properties officeooo:rsid="0056c682"/>
    </style:style>
    <style:style style:name="T49" style:family="text">
      <style:text-properties officeooo:rsid="0058cbcb"/>
    </style:style>
    <style:style style:name="T50" style:family="text">
      <style:text-properties officeooo:rsid="005a4fcd"/>
    </style:style>
    <style:style style:name="T51" style:family="text">
      <style:text-properties officeooo:rsid="005f2894"/>
    </style:style>
    <style:style style:name="T52" style:family="text">
      <style:text-properties officeooo:rsid="00619589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officeooo:rsid="006c07a8"/>
    </style:style>
    <style:style style:name="T55" style:family="text">
      <style:text-properties officeooo:rsid="006de91d"/>
    </style:style>
    <style:style style:name="T56" style:family="text">
      <style:text-properties officeooo:rsid="006f69e7"/>
    </style:style>
    <style:style style:name="T57" style:family="text">
      <style:text-properties officeooo:rsid="00710285"/>
    </style:style>
    <style:style style:name="T58" style:family="text">
      <style:text-properties officeooo:rsid="0072b663"/>
    </style:style>
    <style:style style:name="T59" style:family="text">
      <style:text-properties officeooo:rsid="0073a37d"/>
    </style:style>
    <style:style style:name="T60" style:family="text">
      <style:text-properties officeooo:rsid="007407fe"/>
    </style:style>
    <style:style style:name="T61" style:family="text">
      <style:text-properties officeooo:rsid="007f86df"/>
    </style:style>
    <style:style style:name="T62" style:family="text">
      <style:text-properties officeooo:rsid="0080c0f7"/>
    </style:style>
    <style:style style:name="T63" style:family="text">
      <style:text-properties officeooo:rsid="0083c391"/>
    </style:style>
    <style:style style:name="T64" style:family="text">
      <style:text-properties officeooo:rsid="008ce3c5"/>
    </style:style>
    <style:style style:name="T65" style:family="text">
      <style:text-properties officeooo:rsid="008f48a2"/>
    </style:style>
    <style:style style:name="T66" style:family="text">
      <style:text-properties officeooo:rsid="00927afc"/>
    </style:style>
    <style:style style:name="T67" style:family="text">
      <style:text-properties officeooo:rsid="009a52bd"/>
    </style:style>
    <style:style style:name="T68" style:family="text">
      <style:text-properties officeooo:rsid="009b6c88"/>
    </style:style>
    <style:style style:name="T69" style:family="text">
      <style:text-properties officeooo:rsid="009c7f24"/>
    </style:style>
    <style:style style:name="T70" style:family="text">
      <style:text-properties officeooo:rsid="00a02226"/>
    </style:style>
    <style:style style:name="T71" style:family="text">
      <style:text-properties officeooo:rsid="00a0ea8d"/>
    </style:style>
    <style:style style:name="T72" style:family="text">
      <style:text-properties officeooo:rsid="00a0ffb3"/>
    </style:style>
    <style:style style:name="T73" style:family="text">
      <style:text-properties officeooo:rsid="00a2195d"/>
    </style:style>
    <style:style style:name="T74" style:family="text">
      <style:text-properties officeooo:rsid="00a5741f"/>
    </style:style>
    <style:style style:name="T75" style:family="text">
      <style:text-properties officeooo:rsid="00afc9ce"/>
    </style:style>
    <style:style style:name="T76" style:family="text">
      <style:text-properties officeooo:rsid="00b1985a"/>
    </style:style>
    <style:style style:name="T77" style:family="text">
      <style:text-properties officeooo:rsid="00b3923a"/>
    </style:style>
    <style:style style:name="T78" style:family="text">
      <style:text-properties officeooo:rsid="00b483e7"/>
    </style:style>
    <style:style style:name="T79" style:family="text">
      <style:text-properties officeooo:rsid="00b73ad6"/>
    </style:style>
    <style:style style:name="T80" style:family="text">
      <style:text-properties officeooo:rsid="00bc3d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PERSONAL </text:p>
            <text:p text:style-name="P41">INFORMATION</text:p>
            <text:p text:style-name="P31"/>
          </table:table-cell>
          <table:table-cell table:style-name="Table6.B1" office:value-type="string">
            <text:p text:style-name="P26">Abu Jobaer</text:p>
            <text:p text:style-name="P20">Rajshahi <text:span text:style-name="T52">6100</text:span>, Bangladesh</text:p>
            <text:p text:style-name="P21">Mobile: +8801718839535</text:p>
            <text:p text:style-name="P25"><text:span text:style-name="T53">Email: </text:span><text:a xlink:type="simple" xlink:href="mailto:itsunclexo@gmail.com" text:style-name="Internet_20_link" text:visited-style-name="Visited_20_Internet_20_Link"><text:span text:style-name="T53">itsunclexo@gmail.com</text:span></text:a></text:p>
            <text:p text:style-name="P22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79">stackoverflow.com</text:span></text:a><text:span text:style-name="T79">, </text:span><text:a xlink:type="simple" xlink:href="https://medium.com/@unclexo" office:target-frame-name="_blank" xlink:show="new" text:style-name="Internet_20_link" text:visited-style-name="Visited_20_Internet_20_Link"><text:span text:style-name="T79">medium.com</text:span></text:a><text:span text:style-name="T79"> </text:span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PERSONAL STATEMENT</text:p>
          </table:table-cell>
          <table:table-cell table:style-name="Table3.A1" office:value-type="string">
            <text:p text:style-name="P3"><text:span text:style-name="T1">I am a</text:span><text:span text:style-name="T6"> </text:span><text:span text:style-name="T1">software </text:span><text:span text:style-name="T5">developer,</text:span><text:span text:style-name="T44"> architect </text:span><text:span text:style-name="T54">and tech enthusiast</text:span><text:span text:style-name="T1">. </text:span><text:span text:style-name="T44">I professionally have been developing web applications for more than </text:span><text:span text:style-name="T54">8</text:span><text:span text:style-name="T44"> years. </text:span><text:span text:style-name="T52">I</text:span><text:span text:style-name="T1"> am </text:span><text:span text:style-name="T51">very</text:span><text:span text:style-name="T45"> </text:span><text:span text:style-name="T5">proficient</text:span><text:span text:style-name="T1"> in building </text:span><text:span text:style-name="T45">scalable, </text:span><text:span text:style-name="T55">maintainable </text:span><text:span text:style-name="T56">and </text:span><text:span text:style-name="T45">high-traffic</text:span><text:span text:style-name="T1"> </text:span><text:span text:style-name="T26">database-driven</text:span><text:span text:style-name="T1"> </text:span><text:span text:style-name="T5">web</text:span><text:span text:style-name="T1"> applications.</text:span></text:p>
            <text:p text:style-name="P2"/>
            <text:p text:style-name="P10"><text:span text:style-name="T1">I </text:span><text:span text:style-name="T5">strongly</text:span><text:span text:style-name="T1"> advocate </text:span><text:span text:style-name="T41">Test Driven Development, </text:span><text:span text:style-name="T1">Clean Code, </text:span><text:span text:style-name="T41">SOLID Principles,</text:span><text:span text:style-name="T46"> </text:span><text:span text:style-name="T41">Software Design Patterns and Principles, </text:span><text:span text:style-name="T55">Event-Oriented Architecture and Service-Oriented Architecture</text:span><text:span text:style-name="T41">.</text:span></text:p>
          </table:table-cell>
        </table:table-row>
      </table:table>
      <text:p text:style-name="P2"/>
      <text:p text:style-name="P42"/>
      <text:p text:style-name="P42">TECHNICAL SKILLS</text:p>
      <text:p text:style-name="P3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/>
          </table:table-cell>
          <table:table-cell table:style-name="Table7.A1" office:value-type="string">
            <text:list xml:id="list1244260994" text:style-name="L1">
              <text:list-item>
                <text:p text:style-name="P62"><text:span text:style-name="T70">Expertise in </text:span>PHP <text:span text:style-name="T69">7, PHP 8 and JavaScript (ES6)</text:span></text:p>
              </text:list-item>
              <text:list-item>
                <text:p text:style-name="P62"><text:span text:style-name="T70">Expertise in </text:span>Laravel <text:span text:style-name="T70">and </text:span>Vue.js</text:p>
              </text:list-item>
              <text:list-item>
                <text:p text:style-name="P62"><text:span text:style-name="T72">Expertise in </text:span>OOP, SOLID, Design Patterns <text:span text:style-name="T71">and Principles</text:span></text:p>
              </text:list-item>
              <text:list-item>
                <text:p text:style-name="P62"><text:span text:style-name="T75">Expertise in </text:span><text:span text:style-name="T71">Monolith</text:span><text:span text:style-name="T75">ic Architecture</text:span><text:span text:style-name="T71">, </text:span><text:span text:style-name="T75">Hexagonal Architecture, EOA, and</text:span><text:span text:style-name="T71"> </text:span><text:span text:style-name="T72">REST </text:span><text:span text:style-name="T75">API</text:span><text:span text:style-name="T73">s</text:span></text:p>
              </text:list-item>
              <text:list-item>
                <text:p text:style-name="P65"><text:span text:style-name="T75">Expertise in </text:span>Scaling Web App<text:span text:style-name="T74">lications</text:span></text:p>
                <text:list>
                  <text:list-item>
                    <text:p text:style-name="P65">Distributed Linux Servers</text:p>
                  </text:list-item>
                  <text:list-item>
                    <text:p text:style-name="P65">Distributed Databases</text:p>
                  </text:list-item>
                  <text:list-item>
                    <text:p text:style-name="P65">Load Balancing (HAProxy)</text:p>
                  </text:list-item>
                  <text:list-item>
                    <text:p text:style-name="P66">Distributed Monolithic Architectures</text:p>
                  </text:list-item>
                </text:list>
              </text:list-item>
              <text:list-item>
                <text:p text:style-name="P62"><text:span text:style-name="T43">Database Design, Query Optimization </text:span><text:span text:style-name="T76">and</text:span><text:span text:style-name="T43"> </text:span><text:span text:style-name="T70">MariaDB/</text:span><text:span text:style-name="T43">MySQL</text:span></text:p>
              </text:list-item>
              <text:list-item>
                <text:p text:style-name="P63">Automated <text:span text:style-name="T43">T</text:span>esting, TDD, PHPUnit</text:p>
              </text:list-item>
              <text:list-item>
                <text:p text:style-name="P64">AWS(EC2, S3), Git, Docker</text:p>
              </text:list-item>
              <text:list-item>
                <text:p text:style-name="P62"><text:span text:style-name="T77">Any kind of </text:span>APIs <text:span text:style-name="T77">including</text:span> Payment <text:s/><text:span text:style-name="T72">APIs, </text:span>SMS <text:span text:style-name="T72">APIs</text:span></text:p>
              </text:list-item>
              <text:list-item>
                <text:p text:style-name="P62">Apache, Nginx </text:p>
              </text:list-item>
              <text:list-item>
                <text:p text:style-name="P67">Event Sourcing, CQRS, <text:span text:style-name="T78">SOA</text:span></text:p>
              </text:list-item>
              <text:list-item>
                <text:p text:style-name="P63"><text:span text:style-name="T75">Microservices Architecture,</text:span><text:span text:style-name="T76"> </text:span>Domain-Driven Design (DDD)</text:p>
              </text:list-item>
            </text:list>
          </table:table-cell>
        </table:table-row>
      </table:table>
      <text:p text:style-name="P33"/>
      <text:p text:style-name="P39"/>
      <text:p text:style-name="P39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Jan 2021 – <text:span text:style-name="T80">Oct 2022</text:span> <text:s text:c="3"/></text:p>
          </table:table-cell>
          <table:table-cell table:style-name="Table2.B1" office:value-type="string">
            <text:p text:style-name="P45">Lead Software Engineer</text:p>
            <text:p text:style-name="P56"><text:span text:style-name="T7">Xerone IT (</text:span><text:span text:style-name="T2">xeroneit.net</text:span><text:span text:style-name="T7">),</text:span><text:span text:style-name="T2"> Rajshahi, Bangladesh</text:span></text:p>
            <text:p text:style-name="P5"/>
            <text:p text:style-name="P7">Lead <text:span text:style-name="T4">a </text:span>team of <text:span text:style-name="T4">software engineers.</text:span> <text:span text:style-name="T66">A</text:span><text:span text:style-name="T56">rchitect </text:span><text:span text:style-name="T66">plans, </text:span><text:span text:style-name="T57">designs and structures</text:span><text:span text:style-name="T56"> </text:span><text:span text:style-name="T65">of</text:span><text:span text:style-name="T56"> project</text:span><text:span text:style-name="T57">s. </text:span><text:span text:style-name="T67">Scale several Saa</text:span><text:span text:style-name="T68">S</text:span><text:span text:style-name="T67"> applications.</text:span><text:span text:style-name="T57"> </text:span><text:span text:style-name="T66">S</text:span><text:span text:style-name="T57">tandardiz</text:span><text:span text:style-name="T47">e</text:span><text:span text:style-name="T57"> development processes. </text:span><text:span text:style-name="T66">M</text:span><text:span text:style-name="T56">entor junior engineers.</text:span> <text:span text:style-name="T50">Produce clean, efficient </text:span><text:span text:style-name="T67">and well-designed</text:span><text:span text:style-name="T50"> code. </text:span><text:span text:style-name="T57">P</text:span><text:span text:style-name="T4">lay</text:span> an active role in hiring to help recruit top talent<text:span text:style-name="T57">s</text:span>.</text:p>
            <text:p text:style-name="P5"/>
            <text:p text:style-name="P17">P<text:span text:style-name="T48">rojects </text:span><text:span text:style-name="T58">L</text:span><text:span text:style-name="T48">ed:</text:span></text:p>
            <text:list xml:id="list1889518115" text:style-name="L2">
              <text:list-item>
                <text:p text:style-name="P68"><text:span text:style-name="T10">Visual Drag &amp; Drop Flow Builder – </text:span><text:span text:style-name="T11">A</text:span><text:span text:style-name="T10"> visual drag &amp; drop </text:span><text:span text:style-name="T48">c</text:span><text:span text:style-name="T10">hat </text:span><text:span text:style-name="T48">bot</text:span><text:span text:style-name="T10"> builder.</text:span></text:p>
              </text:list-item>
              <text:list-item>
                <text:p text:style-name="P68"><text:span text:style-name="T10">B</text:span><text:span text:style-name="T11">otSailor – A SaaS web application for managing Telegram </text:span><text:span text:style-name="T48">and WhatsApp </text:span><text:span text:style-name="T68">APIs</text:span><text:span text:style-name="T11">.</text:span></text:p>
              </text:list-item>
            </text:list>
            <text:p text:style-name="P8"/>
          </table:table-cell>
        </table:table-row>
        <table:table-row>
          <table:table-cell table:style-name="Table2.A2" office:value-type="string">
            <text:p text:style-name="P27">Apr 2019 – Dec 2020 <text:s text:c="3"/></text:p>
          </table:table-cell>
          <table:table-cell table:style-name="Table2.B1" office:value-type="string">
            <text:p text:style-name="P43">Senior Software Engineer</text:p>
            <text:p text:style-name="P53"><text:span text:style-name="T7">Xerone IT (</text:span><text:span text:style-name="T2">xeroneit.net</text:span><text:span text:style-name="T7">),</text:span><text:span text:style-name="T2"> Rajshahi, Bangladesh</text:span></text:p>
            <text:p text:style-name="P23"/>
            <text:p text:style-name="P61"><text:span text:style-name="T34">Lead a project. </text:span><text:span text:style-name="T33">Work </text:span><text:span text:style-name="T34">with</text:span><text:span text:style-name="T33"> engineering team</text:span><text:span text:style-name="T34">s</text:span><text:span text:style-name="T33"> to develop new and improve existing features. </text:span><text:soft-page-break/><text:span text:style-name="T37">C</text:span><text:span text:style-name="T33">ontribute to the architectural decisions. </text:span><text:span text:style-name="T37">W</text:span><text:span text:style-name="T33">rit</text:span><text:span text:style-name="T36">e</text:span><text:span text:style-name="T33"> testable,</text:span><text:span text:style-name="T36"> </text:span><text:span text:style-name="T33">efficient </text:span><text:span text:style-name="T38">and well-designed </text:span><text:span text:style-name="T33">code by using </text:span><text:span text:style-name="T38">coding standards and</text:span><text:span text:style-name="T33"> best software development practices. </text:span><text:span text:style-name="T37">P</text:span><text:span text:style-name="T35">erform </text:span><text:span text:style-name="T33">code reviews </text:span><text:span text:style-name="T36">a lot.</text:span></text:p>
            <text:p text:style-name="P4"/>
            <text:p text:style-name="P14">Projects <text:span text:style-name="T58">Led &amp; Contributed:</text:span></text:p>
            <text:list xml:id="list23293013" text:style-name="L3">
              <text:list-item>
                <text:p text:style-name="P70">BizzFair – A SaaS web application for managing Google My Business. <text:span text:style-name="T58">(Led </text:span><text:span text:style-name="T59">by me</text:span><text:span text:style-name="T58">)</text:span></text:p>
              </text:list-item>
              <text:list-item>
                <text:p text:style-name="P71">ChatPion - Facebook &amp; Instagram Chatbot, eCommerce, SMS/Email &amp; Social Media Marketing Platform (SaaS)</text:p>
              </text:list-item>
            </text:list>
            <text:p text:style-name="P23"/>
          </table:table-cell>
        </table:table-row>
        <table:table-row>
          <table:table-cell table:style-name="Table2.A2" office:value-type="string">
            <text:p text:style-name="P27">Jul 2017 – Feb 2019 <text:s text:c="3"/></text:p>
          </table:table-cell>
          <table:table-cell table:style-name="Table2.B1" office:value-type="string">
            <text:p text:style-name="P43">Co‐founder and Lead Developer</text:p>
            <text:p text:style-name="P52">Visvabangla IT, <text:span text:style-name="T2">Rajshahi, Bangladesh</text:span></text:p>
            <text:p text:style-name="P23"/>
            <text:p text:style-name="P4">Found software <text:span text:style-name="T12">development</text:span> <text:span text:style-name="T29">firm</text:span> offering services to local and international enterprises. <text:span text:style-name="T61">Lead a team of software engineers.</text:span> <text:span text:style-name="T61">Manage assets, research and development. </text:span><text:span text:style-name="T62">Take care of financing and payments.</text:span></text:p>
            <text:p text:style-name="P4"/>
            <text:p text:style-name="P15">Projects <text:span text:style-name="T58">Led:</text:span></text:p>
            <text:list xml:id="list2340191188" text:style-name="L4">
              <text:list-item>
                <text:p text:style-name="P72">Bookbizzo – A huge booking <text:span text:style-name="T13">B2C modeled</text:span> web application where any service can be booked <text:span text:style-name="T13">by customers.</text:span></text:p>
              </text:list-item>
              <text:list-item>
                <text:p text:style-name="P73">Gamesaloon – <text:span text:style-name="T14">A betting web application where user</text:span><text:span text:style-name="T15">s</text:span><text:span text:style-name="T14"> can </text:span><text:span text:style-name="T15">make money </text:span><text:span text:style-name="T16">playing games on playstation, xbox etc.</text:span><text:span text:style-name="T15"> betting </text:span><text:span text:style-name="T16">on this application.</text:span></text:p>
              </text:list-item>
            </text:list>
            <text:p text:style-name="P23"/>
          </table:table-cell>
        </table:table-row>
        <table:table-row>
          <table:table-cell table:style-name="Table2.A2" office:value-type="string">
            <text:p text:style-name="P11"><text:span text:style-name="T9">Jun</text:span><text:span text:style-name="T8"> 201</text:span><text:span text:style-name="T9">5</text:span><text:span text:style-name="T8"> – Apr 2017 <text:s text:c="3"/></text:span></text:p>
          </table:table-cell>
          <table:table-cell table:style-name="Table2.B1" office:value-type="string">
            <text:p text:style-name="P44">Full-Stack Developer</text:p>
            <text:p text:style-name="P54"><text:span text:style-name="T27">Costa Blanca Marketing (</text:span><text:span text:style-name="T3">costablancamarketing.</text:span><text:span text:style-name="T29">es</text:span><text:span text:style-name="T27">)</text:span><text:span text:style-name="T3">, Alicante, Spain (Remote)</text:span></text:p>
            <text:p text:style-name="P57"/>
            <text:p text:style-name="P6"><text:span text:style-name="T24">Work taking full responsibility of</text:span><text:span text:style-name="T19"> </text:span><text:span text:style-name="T21">web</text:span><text:span text:style-name="T19"> develop</text:span><text:span text:style-name="T24">ment</text:span><text:span text:style-name="T19">. </text:span><text:span text:style-name="T23">Build</text:span><text:span text:style-name="T22"> web </text:span><text:span text:style-name="T23">applications</text:span><text:span text:style-name="T22"> from scratch.</text:span><text:span text:style-name="T19"> </text:span><text:span text:style-name="T22">D</text:span><text:span text:style-name="T20">eploy </text:span><text:span text:style-name="T22">applications to production server.</text:span><text:span text:style-name="T20"> </text:span><text:span text:style-name="T23">Develop and i</text:span><text:span text:style-name="T18">mprov</text:span><text:span text:style-name="T19">e</text:span><text:span text:style-name="T18"> CMS </text:span><text:span text:style-name="T19">based </text:span><text:span text:style-name="T22">real estate and</text:span><text:span text:style-name="T19"> hotel booking</text:span><text:span text:style-name="T18"> </text:span><text:span text:style-name="T19">web </text:span><text:span text:style-name="T25">applications</text:span><text:span text:style-name="T18">.</text:span></text:p>
            <text:p text:style-name="P58"/>
            <text:p text:style-name="P59"/>
            <text:p text:style-name="P16"><text:span text:style-name="T18">P</text:span><text:span text:style-name="T17">rojects:</text:span></text:p>
            <text:list xml:id="list680861664" text:style-name="L5">
              <text:list-item>
                <text:p text:style-name="P74">Orba Villa Rentals – A <text:span text:style-name="T40">wordpress based booking </text:span><text:span text:style-name="T64">app</text:span> for <text:span text:style-name="T40">booking </text:span>villa<text:span text:style-name="T40">s</text:span> and hotel<text:span text:style-name="T40">s.</text:span></text:p>
              </text:list-item>
              <text:list-item>
                <text:p text:style-name="P75">Crystal Windows – <text:span text:style-name="T28">A website for listing w</text:span>indows, doors, conservatories <text:span text:style-name="T64">etc</text:span><text:span text:style-name="T28">.</text:span></text:p>
              </text:list-item>
              <text:list-item>
                <text:p text:style-name="P69"><text:span text:style-name="T28">Rioja Properties – A </text:span><text:span text:style-name="T40">wordpress based </text:span><text:span text:style-name="T3">property listing web application.</text:span></text:p>
              </text:list-item>
            </text:list>
            <text:p text:style-name="P24"/>
          </table:table-cell>
        </table:table-row>
        <table:table-row>
          <table:table-cell table:style-name="Table2.A2" office:value-type="string">
            <text:p text:style-name="P27">Dec 2012 – May 2015 <text:s text:c="3"/></text:p>
          </table:table-cell>
          <table:table-cell table:style-name="Table2.B1" office:value-type="string">
            <text:p text:style-name="P44">Freelanc<text:span text:style-name="T49">e </text:span><text:span text:style-name="T63">Web Developer</text:span></text:p>
            <text:p text:style-name="P55">freelancer.com <text:span text:style-name="T67">(</text:span><text:a xlink:type="simple" xlink:href="https://www.freelancer.com/u/withjos" office:target-frame-name="_blank" xlink:show="new" text:style-name="Internet_20_link" text:visited-style-name="Visited_20_Internet_20_Link"><text:span text:style-name="T77">visit</text:span></text:a><text:a xlink:type="simple" xlink:href="https://www.freelancer.com/u/withjos" office:target-frame-name="_blank" xlink:show="new" text:style-name="Internet_20_link" text:visited-style-name="Visited_20_Internet_20_Link"><text:span text:style-name="T67"> my profile</text:span></text:a><text:span text:style-name="T67">)</text:span></text:p>
            <text:p text:style-name="P24"/>
            <text:p text:style-name="P60"><text:span text:style-name="T30">Work as a freelance web developer. </text:span><text:span text:style-name="T32">Build and c</text:span><text:span text:style-name="T31">ustomize lots of Wordpress themes and plugins. Buil</text:span><text:span text:style-name="T30">d</text:span><text:span text:style-name="T31"> custom responsive websites. Creat</text:span><text:span text:style-name="T39">e</text:span><text:span text:style-name="T31"> website layout/user interfaces by using standard HTML/CSS practices.</text:span></text:p>
          </table:table-cell>
        </table:table-row>
      </table:table>
      <text:p text:style-name="P1"/>
      <text:p text:style-name="P36"/>
      <text:p text:style-name="P35">LANGUAGES</text:p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Mother Tongue: <text:s text:c="3"/></text:p>
          </table:table-cell>
          <table:table-cell table:style-name="Table1.A1" office:value-type="string">
            <text:p text:style-name="P51">Bengali</text:p>
            <text:p text:style-name="P48"/>
          </table:table-cell>
        </table:table-row>
        <table:table-row table:style-name="Table1.2">
          <table:table-cell table:style-name="Table1.A1" office:value-type="string">
            <text:p text:style-name="P37">Foreign Language(s): <text:s text:c="3"/></text:p>
          </table:table-cell>
          <table:table-cell table:style-name="Table1.A1" office:value-type="string">
            <text:p text:style-name="P9">English <text:span text:style-name="T75">(Fluent)</text:span></text:p>
            <text:p text:style-name="P18"/>
          </table:table-cell>
        </table:table-row>
      </table:table>
      <text:p text:style-name="P34"/>
      <text:p text:style-name="P34"/>
      <text:p text:style-name="P34">EDUCATION <text:span text:style-name="T60">&amp; TRAINING</text:span></text:p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20<text:span text:style-name="T60">11</text:span> – <text:s/><text:span text:style-name="T42">201</text:span><text:span text:style-name="T60">3 <text:s text:c="3"/></text:span></text:p>
          </table:table-cell>
          <table:table-cell table:style-name="Table5.A1" office:value-type="string">
            <text:p text:style-name="P47">Web Development Training</text:p>
            <text:p text:style-name="P50">University of Rajshahi, Rajshahi, Bangladesh</text:p>
            <text:p text:style-name="P48"/>
            <text:p text:style-name="P48"/>
          </table:table-cell>
        </table:table-row>
        <table:table-row table:style-name="Table5.2">
          <table:table-cell table:style-name="Table5.A1" office:value-type="string">
            <text:p text:style-name="P40">20<text:span text:style-name="T42">0</text:span><text:span text:style-name="T60">7</text:span> – <text:s/><text:span text:style-name="T42">201</text:span><text:span text:style-name="T60">2 <text:s text:c="3"/></text:span></text:p>
          </table:table-cell>
          <table:table-cell table:style-name="Table5.A1" office:value-type="string">
            <text:p text:style-name="P46">Bachelor of Arts</text:p>
            <text:p text:style-name="P49">University of Rajshahi, Rajshahi, Bangladesh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0-27T00:28:46.304569597</dc:date>
    <meta:editing-duration>PT6H16M19S</meta:editing-duration>
    <meta:editing-cycles>75</meta:editing-cycles>
    <meta:generator>LibreOffice/7.3.6.2$Linux_X86_64 LibreOffice_project/30$Build-2</meta:generator>
    <meta:document-statistic meta:table-count="6" meta:image-count="0" meta:object-count="0" meta:page-count="2" meta:paragraph-count="73" meta:word-count="567" meta:character-count="4009" meta:non-whitespace-character-count="3483"/>
  </office:meta>
</office:document-meta>
</file>